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18A0631A84828B5285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dfe38"/>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a75d89" style:font-size-asian="14pt" style:font-size-complex="14pt"/>
    </style:style>
    <style:style style:name="P4" style:family="paragraph" style:parent-style-name="Standard">
      <style:text-properties officeooo:paragraph-rsid="00a75d89"/>
    </style:style>
    <style:style style:name="P5" style:family="paragraph" style:parent-style-name="Standard">
      <style:text-properties officeooo:paragraph-rsid="00902d9f"/>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Text_20_body">
      <style:text-properties officeooo:paragraph-rsid="009ba092"/>
    </style:style>
    <style:style style:name="P10" style:family="paragraph" style:parent-style-name="Text_20_body">
      <style:text-properties officeooo:rsid="00aae4aa" officeooo:paragraph-rsid="00aae4aa"/>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1">
      <style:paragraph-properties fo:margin-top="0.021cm" fo:margin-bottom="0cm" loext: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adfe38"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58600" style:font-size-asian="10pt" style:font-size-complex="10pt"/>
    </style:style>
    <style:style style:name="T6" style:family="text">
      <style:text-properties fo:font-size="10pt" officeooo:rsid="00aad8d4" style:font-size-asian="10pt" style:font-size-complex="10pt"/>
    </style:style>
    <style:style style:name="T7" style:family="text">
      <style:text-properties fo:font-size="10pt" officeooo:rsid="0099d548" style:font-size-asian="10pt" style:font-size-complex="10pt"/>
    </style:style>
    <style:style style:name="T8" style:family="text">
      <style:text-properties fo:font-size="10pt" officeooo:rsid="00af494f" style:font-size-asian="10pt" style:font-size-complex="10pt"/>
    </style:style>
    <style:style style:name="T9"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1" style:family="text">
      <style:text-properties officeooo:rsid="00aae4a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7 Editors - Properties Editor - Particle Tab - Emitter - Field Weight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7 Editors - Properties Editor - Particle Tab - Emitter - Field Weights panel</text:p>
          </text:index-title>
          <text:p text:style-name="P7"><text:a xlink:type="simple" xlink:href="#__RefHeading___Toc8672_4006822531" text:style-name="Index_20_Link" text:visited-style-name="Index_20_Link">Field weights panel<text:tab/>1</text:a></text:p>
          <text:p text:style-name="P8"><text:a xlink:type="simple" xlink:href="#__RefHeading___Toc1947_2216017320" text:style-name="Index_20_Link" text:visited-style-name="Index_20_Link">Effector Collection<text:tab/>1</text:a></text:p>
          <text:p text:style-name="P8"><text:a xlink:type="simple" xlink:href="#__RefHeading___Toc1949_2216017320" text:style-name="Index_20_Link" text:visited-style-name="Index_20_Link">Gravity<text:tab/>1</text:a></text:p>
          <text:p text:style-name="P8"><text:a xlink:type="simple" xlink:href="#__RefHeading___Toc1951_2216017320" text:style-name="Index_20_Link" text:visited-style-name="Index_20_Link">All<text:tab/>1</text:a></text:p>
          <text:p text:style-name="P8"><text:a xlink:type="simple" xlink:href="#__RefHeading___Toc1953_2216017320" text:style-name="Index_20_Link" text:visited-style-name="Index_20_Link">Force, Vortex, etc.<text:tab/>1</text:a></text:p>
        </text:index-body>
      </text:table-of-content>
      <text:p text:style-name="P2"/>
      <text:p text:style-name="P3"/>
      <text:p text:style-name="P4"/>
      <table:table table:name="Tabelle14" table:style-name="Tabelle14">
        <table:table-column table:style-name="Tabelle14.A"/>
        <table:table-row>
          <table:table-cell table:style-name="Tabelle14.A1" office:value-type="string">
            <text:h text:style-name="P13" text:outline-level="1"><text:bookmark-start text:name="__RefHeading___Toc8672_4006822531"/><text:span text:style-name="T9">F</text:span><text:span text:style-name="T10">ield weights panel</text:span><text:bookmark-end text:name="__RefHeading___Toc8672_4006822531"/></text:h>
          </table:table-cell>
        </table:table-row>
      </table:table>
      <text:p text:style-name="P5"><draw:frame draw:style-name="fr1" draw:name="Bild86" text:anchor-type="paragraph" svg:y="0.288cm" svg:width="5.159cm" svg:height="6.669cm" draw:z-index="0"><draw:image xlink:href="Pictures/10000201000001310000018A0631A84828B52851.png" xlink:type="simple" xlink:show="embed" xlink:actuate="onLoad" loext:mime-type="image/png"/></draw:frame></text:p>
      <text:p text:style-name="P5">The Field Weight panel allows you to control how much influence each type of external force field, or effector, has on the particle system. Force fields are external forces that give dynamic system’s motion. </text:p>
      <text:p text:style-name="P5"/>
      <text:h text:style-name="Heading_20_2" text:outline-level="2"><text:bookmark-start text:name="__RefHeading___Toc1947_2216017320"/>Effector <text:span text:style-name="T11">Collection</text:span><text:bookmark-end text:name="__RefHeading___Toc1947_2216017320"/></text:h>
      <text:p text:style-name="P5">Limit effectors to a specified group. Only effectors in this group will have an effect on the current system.</text:p>
      <text:p text:style-name="P5"/>
      <text:h text:style-name="Heading_20_2" text:outline-level="2"><text:bookmark-start text:name="__RefHeading___Toc1949_2216017320"/>Gravity<text:bookmark-end text:name="__RefHeading___Toc1949_2216017320"/></text:h>
      <text:p text:style-name="P5">Control how much the Global Gravity has an effect on the system.</text:p>
      <text:p text:style-name="P5"/>
      <text:h text:style-name="Heading_20_2" text:outline-level="2"><text:bookmark-start text:name="__RefHeading___Toc1951_2216017320"/>All<text:bookmark-end text:name="__RefHeading___Toc1951_2216017320"/></text:h>
      <text:p text:style-name="P5">Scale all of the effector weights.</text:p>
      <text:p text:style-name="P5"/>
      <text:h text:style-name="Heading_20_2" text:outline-level="2"><text:bookmark-start text:name="__RefHeading___Toc1953_2216017320"/>Force, Vortex, etc.<text:bookmark-end text:name="__RefHeading___Toc1953_2216017320"/></text:h>
      <text:p text:style-name="P10">The influence for the single corresponding effector weights.</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dfe3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af494f" style:font-size-asian="10pt" style:font-size-complex="10pt"/>
    </style:style>
    <style:style style:name="MT4" style:family="text">
      <style:text-properties fo:font-size="10pt" officeooo:rsid="005a7edf" style:font-size-asian="10pt" style:font-size-complex="10pt"/>
    </style:style>
    <style:style style:name="MT5" style:family="text">
      <style:text-properties fo:font-size="10pt" officeooo:rsid="00958600" style:font-size-asian="10pt" style:font-size-complex="10pt"/>
    </style:style>
    <style:style style:name="MT6" style:family="text">
      <style:text-properties fo:font-size="10pt" officeooo:rsid="00aad8d4" style:font-size-asian="10pt" style:font-size-complex="10pt"/>
    </style:style>
    <style:style style:name="MT7"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7</text:span><text:span text:style-name="MT1"> Editors - Properties Editor - Particle Tab</text:span><text:span text:style-name="MT4"> - Emitter -</text:span><text:span text:style-name="MT5"> F</text:span><text:span text:style-name="MT6">ield Weights</text:span><text:span text:style-name="MT7"> </text:span><text:span text:style-name="MT5">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38M27S</meta:editing-duration>
    <meta:editing-cycles>95</meta:editing-cycles>
    <meta:generator>LibreOffice/6.3.6.2$Windows_X86_64 LibreOffice_project/2196df99b074d8a661f4036fca8fa0cbfa33a497</meta:generator>
    <dc:date>2020-08-06T18:30:25.357000000</dc:date>
    <meta:document-statistic meta:table-count="1" meta:image-count="1" meta:object-count="0" meta:page-count="1" meta:paragraph-count="18" meta:word-count="138" meta:character-count="815" meta:non-whitespace-character-count="694"/>
    <meta:template xlink:type="simple" xlink:actuate="onRequest" xlink:title="standard1cm" xlink:href="../../../../AppData/Roaming/LibreOffice/4/user/template/standard1cm.ott" meta:date="2016-03-28T18:47:57.125000000"/>
  </office:meta>
</office:document-meta>
</file>